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4"/>
          <table:table-cell office:value-type="string" calcext:value-type="string">
            <text:p>cpu</text:p>
          </table:table-cell>
          <table:table-cell office:value-type="string" calcext:value-type="string">
            <text:p>alvo</text:p>
          </table:table-cell>
          <table:table-cell office:value-type="string" calcext:value-type="string">
            <text:p>pods</text:p>
          </table:table-cell>
          <table:table-cell office:value-type="string" calcext:value-type="string">
            <text:p>Tempo(s)</text:p>
          </table:table-cell>
          <table:table-cell office:value-type="string" calcext:value-type="string">
            <text:p>tem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19%/50%</text:p>
          </table:table-cell>
          <table:table-cell table:formula="of:=VALUE(LEFT([.D2];FIND(&quot;%&quot;;[.D2];1)))" office:value-type="float" office:value="0.19" calcext:value-type="float">
            <text:p>0.1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J2]*60+[.K2]" office:value-type="float" office:value="152" calcext:value-type="float">
            <text:p>152</text:p>
          </table:table-cell>
          <table:table-cell office:value-type="string" calcext:value-type="string">
            <text:p>2m32s</text:p>
          </table:table-cell>
          <table:table-cell table:formula="of:=VALUE(LEFT([.I2];FIND(&quot;m&quot;;[.I2];1)-1))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250%/50%</text:p>
          </table:table-cell>
          <table:table-cell table:formula="of:=VALUE(LEFT([.D3];FIND(&quot;%&quot;;[.D3];1)))"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J3]*60+[.K3]" office:value-type="float" office:value="165" calcext:value-type="float">
            <text:p>165</text:p>
          </table:table-cell>
          <table:table-cell office:value-type="string" calcext:value-type="string">
            <text:p>2m45s</text:p>
          </table:table-cell>
          <table:table-cell table:formula="of:=VALUE(LEFT([.I3];FIND(&quot;m&quot;;[.I3];1)-1))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250%/50%</text:p>
          </table:table-cell>
          <table:table-cell table:formula="of:=VALUE(LEFT([.D4];FIND(&quot;%&quot;;[.D4];1)))"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formula="of:=[.J4]*60+[.K4]" office:value-type="float" office:value="180" calcext:value-type="float">
            <text:p>180</text:p>
          </table:table-cell>
          <table:table-cell office:value-type="string" calcext:value-type="string">
            <text:p>3m</text:p>
          </table:table-cell>
          <table:table-cell table:formula="of:=VALUE(LEFT([.I4];FIND(&quot;m&quot;;[.I4];1)-1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250%/50%</text:p>
          </table:table-cell>
          <table:table-cell table:formula="of:=VALUE(LEFT([.D5];FIND(&quot;%&quot;;[.D5];1)))"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formula="of:=[.J5]*60+[.K5]" office:value-type="float" office:value="195" calcext:value-type="float">
            <text:p>195</text:p>
          </table:table-cell>
          <table:table-cell office:value-type="string" calcext:value-type="string">
            <text:p>3m15s</text:p>
          </table:table-cell>
          <table:table-cell table:formula="of:=VALUE(LEFT([.I5];FIND(&quot;m&quot;;[.I5];1)-1))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124%/50%</text:p>
          </table:table-cell>
          <table:table-cell table:formula="of:=VALUE(LEFT([.D6];FIND(&quot;%&quot;;[.D6];1)))" office:value-type="float" office:value="1.24" calcext:value-type="float">
            <text:p>1.24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formula="of:=[.J6]*60+[.K6]" office:value-type="float" office:value="225" calcext:value-type="float">
            <text:p>225</text:p>
          </table:table-cell>
          <table:table-cell office:value-type="string" calcext:value-type="string">
            <text:p>3m45s</text:p>
          </table:table-cell>
          <table:table-cell table:formula="of:=VALUE(LEFT([.I6];FIND(&quot;m&quot;;[.I6];1)-1))"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69%/50%</text:p>
          </table:table-cell>
          <table:table-cell table:formula="of:=VALUE(LEFT([.D7];FIND(&quot;%&quot;;[.D7];1)))" office:value-type="float" office:value="0.69" calcext:value-type="float">
            <text:p>0.69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formula="of:=[.J7]*60+[.K7]" office:value-type="float" office:value="285" calcext:value-type="float">
            <text:p>285</text:p>
          </table:table-cell>
          <table:table-cell office:value-type="string" calcext:value-type="string">
            <text:p>4m45s</text:p>
          </table:table-cell>
          <table:table-cell table:formula="of:=VALUE(LEFT([.I7];FIND(&quot;m&quot;;[.I7];1)-1))"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69%/50%</text:p>
          </table:table-cell>
          <table:table-cell table:formula="of:=VALUE(LEFT([.D8];FIND(&quot;%&quot;;[.D8];1)))" office:value-type="float" office:value="0.69" calcext:value-type="float">
            <text:p>0.69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8]*60+[.K8]" office:value-type="float" office:value="300" calcext:value-type="float">
            <text:p>300</text:p>
          </table:table-cell>
          <table:table-cell office:value-type="string" calcext:value-type="string">
            <text:p>5m</text:p>
          </table:table-cell>
          <table:table-cell table:formula="of:=VALUE(LEFT([.I8];FIND(&quot;m&quot;;[.I8];1)-1)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67%/50%</text:p>
          </table:table-cell>
          <table:table-cell table:formula="of:=VALUE(LEFT([.D9];FIND(&quot;%&quot;;[.D9];1)))" office:value-type="float" office:value="0.67" calcext:value-type="float">
            <text:p>0.67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9]*60+[.K9]" office:value-type="float" office:value="345" calcext:value-type="float">
            <text:p>345</text:p>
          </table:table-cell>
          <table:table-cell office:value-type="string" calcext:value-type="string">
            <text:p>5m45s</text:p>
          </table:table-cell>
          <table:table-cell table:formula="of:=VALUE(LEFT([.I9];FIND(&quot;m&quot;;[.I9];1)-1))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67%/50%</text:p>
          </table:table-cell>
          <table:table-cell table:formula="of:=VALUE(LEFT([.D10];FIND(&quot;%&quot;;[.D10];1)))" office:value-type="float" office:value="0.67" calcext:value-type="float">
            <text:p>0.67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10]*60+[.K10]" office:value-type="float" office:value="405" calcext:value-type="float">
            <text:p>405</text:p>
          </table:table-cell>
          <table:table-cell office:value-type="string" calcext:value-type="string">
            <text:p>6m45s</text:p>
          </table:table-cell>
          <table:table-cell table:formula="of:=VALUE(LEFT([.I10];FIND(&quot;m&quot;;[.I10];1)-1))"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69%/50%</text:p>
          </table:table-cell>
          <table:table-cell table:formula="of:=VALUE(LEFT([.D11];FIND(&quot;%&quot;;[.D11];1)))" office:value-type="float" office:value="0.69" calcext:value-type="float">
            <text:p>0.69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11]*60+[.K11]" office:value-type="float" office:value="465" calcext:value-type="float">
            <text:p>465</text:p>
          </table:table-cell>
          <table:table-cell office:value-type="string" calcext:value-type="string">
            <text:p>7m45s</text:p>
          </table:table-cell>
          <table:table-cell table:formula="of:=VALUE(LEFT([.I11];FIND(&quot;m&quot;;[.I11];1)-1))"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67%/50%</text:p>
          </table:table-cell>
          <table:table-cell table:formula="of:=VALUE(LEFT([.D12];FIND(&quot;%&quot;;[.D12];1)))" office:value-type="float" office:value="0.67" calcext:value-type="float">
            <text:p>0.67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12]*60+[.K12]" office:value-type="float" office:value="525" calcext:value-type="float">
            <text:p>525</text:p>
          </table:table-cell>
          <table:table-cell office:value-type="string" calcext:value-type="string">
            <text:p>8m45s</text:p>
          </table:table-cell>
          <table:table-cell table:formula="of:=VALUE(LEFT([.I12];FIND(&quot;m&quot;;[.I12];1)-1))"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65%/50%</text:p>
          </table:table-cell>
          <table:table-cell table:formula="of:=VALUE(LEFT([.D13];FIND(&quot;%&quot;;[.D13];1)))" office:value-type="float" office:value="0.65" calcext:value-type="float">
            <text:p>0.65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13]*60+[.K13]" office:value-type="float" office:value="585" calcext:value-type="float">
            <text:p>585</text:p>
          </table:table-cell>
          <table:table-cell office:value-type="string" calcext:value-type="string">
            <text:p>9m45s</text:p>
          </table:table-cell>
          <table:table-cell table:formula="of:=VALUE(LEFT([.I13];FIND(&quot;m&quot;;[.I13];1)-1))"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68%/50%</text:p>
          </table:table-cell>
          <table:table-cell table:formula="of:=VALUE(LEFT([.D14];FIND(&quot;%&quot;;[.D14];1)))" office:value-type="float" office:value="0.68" calcext:value-type="float">
            <text:p>0.6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14]*60+[.K14]" office:value-type="float" office:value="600" calcext:value-type="float">
            <text:p>600</text:p>
          </table:table-cell>
          <table:table-cell office:value-type="string" calcext:value-type="string">
            <text:p>10m</text:p>
          </table:table-cell>
          <table:table-cell table:formula="of:=VALUE(LEFT([.I14];FIND(&quot;m&quot;;[.I14];1)-1)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67%/50%</text:p>
          </table:table-cell>
          <table:table-cell table:formula="of:=VALUE(LEFT([.D15];FIND(&quot;%&quot;;[.D15];1)))" office:value-type="float" office:value="0.67" calcext:value-type="float">
            <text:p>0.67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15]*60+[.K15]" office:value-type="float" office:value="660" calcext:value-type="float">
            <text:p>660</text:p>
          </table:table-cell>
          <table:table-cell office:value-type="string" calcext:value-type="string">
            <text:p>11m</text:p>
          </table:table-cell>
          <table:table-cell table:formula="of:=VALUE(LEFT([.I15];FIND(&quot;m&quot;;[.I15];1)-1)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68%/50%</text:p>
          </table:table-cell>
          <table:table-cell table:formula="of:=VALUE(LEFT([.D16];FIND(&quot;%&quot;;[.D16];1)))" office:value-type="float" office:value="0.68" calcext:value-type="float">
            <text:p>0.6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16]*60+[.K16]" office:value-type="float" office:value="720" calcext:value-type="float">
            <text:p>720</text:p>
          </table:table-cell>
          <table:table-cell office:value-type="string" calcext:value-type="string">
            <text:p>12m</text:p>
          </table:table-cell>
          <table:table-cell table:formula="of:=VALUE(LEFT([.I16];FIND(&quot;m&quot;;[.I16];1)-1)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5%/50%</text:p>
          </table:table-cell>
          <table:table-cell table:formula="of:=VALUE(LEFT([.D17];FIND(&quot;%&quot;;[.D17];1)))"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17]*60+[.K17]" office:value-type="float" office:value="780" calcext:value-type="float">
            <text:p>780</text:p>
          </table:table-cell>
          <table:table-cell office:value-type="string" calcext:value-type="string">
            <text:p>13m</text:p>
          </table:table-cell>
          <table:table-cell table:formula="of:=VALUE(LEFT([.I17];FIND(&quot;m&quot;;[.I17];1)-1)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0%/50%</text:p>
          </table:table-cell>
          <table:table-cell table:formula="of:=VALUE(LEFT([.D18];FIND(&quot;%&quot;;[.D18];1))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18]*60+[.K18]" office:value-type="float" office:value="840" calcext:value-type="float">
            <text:p>840</text:p>
          </table:table-cell>
          <table:table-cell office:value-type="string" calcext:value-type="string">
            <text:p>14m</text:p>
          </table:table-cell>
          <table:table-cell table:formula="of:=VALUE(LEFT([.I18];FIND(&quot;m&quot;;[.I18];1)-1)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0%/50%</text:p>
          </table:table-cell>
          <table:table-cell table:formula="of:=VALUE(LEFT([.D19];FIND(&quot;%&quot;;[.D19];1))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19]*60+[.K19]" office:value-type="float" office:value="1080" calcext:value-type="float">
            <text:p>1080</text:p>
          </table:table-cell>
          <table:table-cell office:value-type="string" calcext:value-type="string">
            <text:p>18m</text:p>
          </table:table-cell>
          <table:table-cell table:formula="of:=VALUE(LEFT([.I19];FIND(&quot;m&quot;;[.I19];1)-1)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0%/50%</text:p>
          </table:table-cell>
          <table:table-cell table:formula="of:=VALUE(LEFT([.D20];FIND(&quot;%&quot;;[.D20];1))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J20]*60+[.K20]" office:value-type="float" office:value="1080" calcext:value-type="float">
            <text:p>1080</text:p>
          </table:table-cell>
          <table:table-cell office:value-type="string" calcext:value-type="string">
            <text:p>18m</text:p>
          </table:table-cell>
          <table:table-cell table:formula="of:=VALUE(LEFT([.I20];FIND(&quot;m&quot;;[.I20];1)-1)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0%/50%</text:p>
          </table:table-cell>
          <table:table-cell table:formula="of:=VALUE(LEFT([.D21];FIND(&quot;%&quot;;[.D21];1))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J21]*60+[.K21]" office:value-type="float" office:value="1140" calcext:value-type="float">
            <text:p>1140</text:p>
          </table:table-cell>
          <table:table-cell office:value-type="string" calcext:value-type="string">
            <text:p>19m</text:p>
          </table:table-cell>
          <table:table-cell table:formula="of:=VALUE(LEFT([.I21];FIND(&quot;m&quot;;[.I21];1)-1))" office:value-type="float" office:value="19" calcext:value-type="float">
            <text:p>19</text:p>
          </table:table-cell>
          <table:table-cell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0%/50%</text:p>
          </table:table-cell>
          <table:table-cell table:formula="of:=VALUE(LEFT([.D25];FIND(&quot;%&quot;;[.D25];1))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J25]*60+[.K25]" office:value-type="float" office:value="292" calcext:value-type="float">
            <text:p>292</text:p>
          </table:table-cell>
          <table:table-cell office:value-type="string" calcext:value-type="string">
            <text:p>4m52s</text:p>
          </table:table-cell>
          <table:table-cell table:formula="of:=VALUE(LEFT([.I25];FIND(&quot;m&quot;;[.I25];1)-1))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224%/50%</text:p>
          </table:table-cell>
          <table:table-cell table:formula="of:=VALUE(LEFT([.D26];FIND(&quot;%&quot;;[.D26];1)))" office:value-type="float" office:value="2.24" calcext:value-type="float">
            <text:p>2.2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J26]*60+[.K26]" office:value-type="float" office:value="301" calcext:value-type="float">
            <text:p>301</text:p>
          </table:table-cell>
          <table:table-cell office:value-type="string" calcext:value-type="string">
            <text:p>5m1s</text:p>
          </table:table-cell>
          <table:table-cell table:formula="of:=VALUE(LEFT([.I26];FIND(&quot;m&quot;;[.I26];1)-1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248%/50%</text:p>
          </table:table-cell>
          <table:table-cell table:formula="of:=VALUE(LEFT([.D27];FIND(&quot;%&quot;;[.D27];1)))" office:value-type="float" office:value="2.48" calcext:value-type="float">
            <text:p>2.4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formula="of:=[.J27]*60+[.K27]" office:value-type="float" office:value="316" calcext:value-type="float">
            <text:p>316</text:p>
          </table:table-cell>
          <table:table-cell office:value-type="string" calcext:value-type="string">
            <text:p>5m16s</text:p>
          </table:table-cell>
          <table:table-cell table:formula="of:=VALUE(LEFT([.I27];FIND(&quot;m&quot;;[.I27];1)-1))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134%/50%</text:p>
          </table:table-cell>
          <table:table-cell table:formula="of:=VALUE(LEFT([.D28];FIND(&quot;%&quot;;[.D28];1)))" office:value-type="float" office:value="1.34" calcext:value-type="float">
            <text:p>1.34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formula="of:=[.J28]*60+[.K28]" office:value-type="float" office:value="331" calcext:value-type="float">
            <text:p>331</text:p>
          </table:table-cell>
          <table:table-cell office:value-type="string" calcext:value-type="string">
            <text:p>5m31s</text:p>
          </table:table-cell>
          <table:table-cell table:formula="of:=VALUE(LEFT([.I28];FIND(&quot;m&quot;;[.I28];1)-1))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60%/50%</text:p>
          </table:table-cell>
          <table:table-cell table:formula="of:=VALUE(LEFT([.D29];FIND(&quot;%&quot;;[.D29];1)))"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formula="of:=[.J29]*60+[.K29]" office:value-type="float" office:value="346" calcext:value-type="float">
            <text:p>346</text:p>
          </table:table-cell>
          <table:table-cell office:value-type="string" calcext:value-type="string">
            <text:p>5m46s</text:p>
          </table:table-cell>
          <table:table-cell table:formula="of:=VALUE(LEFT([.I29];FIND(&quot;m&quot;;[.I29];1)-1))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61%/50%</text:p>
          </table:table-cell>
          <table:table-cell table:formula="of:=VALUE(LEFT([.D30];FIND(&quot;%&quot;;[.D30];1)))" office:value-type="float" office:value="0.61" calcext:value-type="float">
            <text:p>0.6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formula="of:=[.J30]*60+[.K30]" office:value-type="float" office:value="361" calcext:value-type="float">
            <text:p>361</text:p>
          </table:table-cell>
          <table:table-cell office:value-type="string" calcext:value-type="string">
            <text:p>6m1s</text:p>
          </table:table-cell>
          <table:table-cell table:formula="of:=VALUE(LEFT([.I30];FIND(&quot;m&quot;;[.I30];1)-1)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52%/50%</text:p>
          </table:table-cell>
          <table:table-cell table:formula="of:=VALUE(LEFT([.D31];FIND(&quot;%&quot;;[.D31];1)))"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31]*60+[.K31]" office:value-type="float" office:value="376" calcext:value-type="float">
            <text:p>376</text:p>
          </table:table-cell>
          <table:table-cell office:value-type="string" calcext:value-type="string">
            <text:p>6m16s</text:p>
          </table:table-cell>
          <table:table-cell table:formula="of:=VALUE(LEFT([.I31];FIND(&quot;m&quot;;[.I31];1)-1))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43%/50%</text:p>
          </table:table-cell>
          <table:table-cell table:formula="of:=VALUE(LEFT([.D32];FIND(&quot;%&quot;;[.D32];1)))" office:value-type="float" office:value="0.43" calcext:value-type="float">
            <text:p>0.43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32]*60+[.K32]" office:value-type="float" office:value="391" calcext:value-type="float">
            <text:p>391</text:p>
          </table:table-cell>
          <table:table-cell office:value-type="string" calcext:value-type="string">
            <text:p>6m31s</text:p>
          </table:table-cell>
          <table:table-cell table:formula="of:=VALUE(LEFT([.I32];FIND(&quot;m&quot;;[.I32];1)-1))"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39%/50%</text:p>
          </table:table-cell>
          <table:table-cell table:formula="of:=VALUE(LEFT([.D33];FIND(&quot;%&quot;;[.D33];1)))" office:value-type="float" office:value="0.39" calcext:value-type="float">
            <text:p>0.39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33]*60+[.K33]" office:value-type="float" office:value="406" calcext:value-type="float">
            <text:p>406</text:p>
          </table:table-cell>
          <table:table-cell office:value-type="string" calcext:value-type="string">
            <text:p>6m46s</text:p>
          </table:table-cell>
          <table:table-cell table:formula="of:=VALUE(LEFT([.I33];FIND(&quot;m&quot;;[.I33];1)-1))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40%/50%</text:p>
          </table:table-cell>
          <table:table-cell table:formula="of:=VALUE(LEFT([.D34];FIND(&quot;%&quot;;[.D34];1)))"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34]*60+[.K34]" office:value-type="float" office:value="421" calcext:value-type="float">
            <text:p>421</text:p>
          </table:table-cell>
          <table:table-cell office:value-type="string" calcext:value-type="string">
            <text:p>7m1s</text:p>
          </table:table-cell>
          <table:table-cell table:formula="of:=VALUE(LEFT([.I34];FIND(&quot;m&quot;;[.I34];1)-1)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43%/50%</text:p>
          </table:table-cell>
          <table:table-cell table:formula="of:=VALUE(LEFT([.D35];FIND(&quot;%&quot;;[.D35];1)))" office:value-type="float" office:value="0.43" calcext:value-type="float">
            <text:p>0.43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35]*60+[.K35]" office:value-type="float" office:value="436" calcext:value-type="float">
            <text:p>436</text:p>
          </table:table-cell>
          <table:table-cell office:value-type="string" calcext:value-type="string">
            <text:p>7m16s</text:p>
          </table:table-cell>
          <table:table-cell table:formula="of:=VALUE(LEFT([.I35];FIND(&quot;m&quot;;[.I35];1)-1))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41%/50%</text:p>
          </table:table-cell>
          <table:table-cell table:formula="of:=VALUE(LEFT([.D36];FIND(&quot;%&quot;;[.D36];1)))" office:value-type="float" office:value="0.41" calcext:value-type="float">
            <text:p>0.41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36]*60+[.K36]" office:value-type="float" office:value="451" calcext:value-type="float">
            <text:p>451</text:p>
          </table:table-cell>
          <table:table-cell office:value-type="string" calcext:value-type="string">
            <text:p>7m31s</text:p>
          </table:table-cell>
          <table:table-cell table:formula="of:=VALUE(LEFT([.I36];FIND(&quot;m&quot;;[.I36];1)-1))"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40%/50%</text:p>
          </table:table-cell>
          <table:table-cell table:formula="of:=VALUE(LEFT([.D37];FIND(&quot;%&quot;;[.D37];1)))"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37]*60+[.K37]" office:value-type="float" office:value="466" calcext:value-type="float">
            <text:p>466</text:p>
          </table:table-cell>
          <table:table-cell office:value-type="string" calcext:value-type="string">
            <text:p>7m46s</text:p>
          </table:table-cell>
          <table:table-cell table:formula="of:=VALUE(LEFT([.I37];FIND(&quot;m&quot;;[.I37];1)-1))"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37%/50%</text:p>
          </table:table-cell>
          <table:table-cell table:formula="of:=VALUE(LEFT([.D38];FIND(&quot;%&quot;;[.D38];1)))" office:value-type="float" office:value="0.37" calcext:value-type="float">
            <text:p>0.37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38]*60+[.K38]" office:value-type="float" office:value="481" calcext:value-type="float">
            <text:p>481</text:p>
          </table:table-cell>
          <table:table-cell office:value-type="string" calcext:value-type="string">
            <text:p>8m1s</text:p>
          </table:table-cell>
          <table:table-cell table:formula="of:=VALUE(LEFT([.I38];FIND(&quot;m&quot;;[.I38];1)-1)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38%/50%</text:p>
          </table:table-cell>
          <table:table-cell table:formula="of:=VALUE(LEFT([.D39];FIND(&quot;%&quot;;[.D39];1)))" office:value-type="float" office:value="0.38" calcext:value-type="float">
            <text:p>0.3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39]*60+[.K39]" office:value-type="float" office:value="541" calcext:value-type="float">
            <text:p>541</text:p>
          </table:table-cell>
          <table:table-cell office:value-type="string" calcext:value-type="string">
            <text:p>9m1s</text:p>
          </table:table-cell>
          <table:table-cell table:formula="of:=VALUE(LEFT([.I39];FIND(&quot;m&quot;;[.I39];1)-1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42%/50%</text:p>
          </table:table-cell>
          <table:table-cell table:formula="of:=VALUE(LEFT([.D40];FIND(&quot;%&quot;;[.D40];1)))" office:value-type="float" office:value="0.42" calcext:value-type="float">
            <text:p>0.42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40]*60+[.K40]" office:value-type="float" office:value="556" calcext:value-type="float">
            <text:p>556</text:p>
          </table:table-cell>
          <table:table-cell office:value-type="string" calcext:value-type="string">
            <text:p>9m16s</text:p>
          </table:table-cell>
          <table:table-cell table:formula="of:=VALUE(LEFT([.I40];FIND(&quot;m&quot;;[.I40];1)-1))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39%/50%</text:p>
          </table:table-cell>
          <table:table-cell table:formula="of:=VALUE(LEFT([.D41];FIND(&quot;%&quot;;[.D41];1)))" office:value-type="float" office:value="0.39" calcext:value-type="float">
            <text:p>0.39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41]*60+[.K41]" office:value-type="float" office:value="571" calcext:value-type="float">
            <text:p>571</text:p>
          </table:table-cell>
          <table:table-cell office:value-type="string" calcext:value-type="string">
            <text:p>9m31s</text:p>
          </table:table-cell>
          <table:table-cell table:formula="of:=VALUE(LEFT([.I41];FIND(&quot;m&quot;;[.I41];1)-1))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40%/50%</text:p>
          </table:table-cell>
          <table:table-cell table:formula="of:=VALUE(LEFT([.D42];FIND(&quot;%&quot;;[.D42];1)))"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42]*60+[.K42]" office:value-type="float" office:value="586" calcext:value-type="float">
            <text:p>586</text:p>
          </table:table-cell>
          <table:table-cell office:value-type="string" calcext:value-type="string">
            <text:p>9m46s</text:p>
          </table:table-cell>
          <table:table-cell table:formula="of:=VALUE(LEFT([.I42];FIND(&quot;m&quot;;[.I42];1)-1))"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41%/50%</text:p>
          </table:table-cell>
          <table:table-cell table:formula="of:=VALUE(LEFT([.D43];FIND(&quot;%&quot;;[.D43];1)))" office:value-type="float" office:value="0.41" calcext:value-type="float">
            <text:p>0.41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43]*60+[.K43]" office:value-type="float" office:value="600" calcext:value-type="float">
            <text:p>600</text:p>
          </table:table-cell>
          <table:table-cell office:value-type="string" calcext:value-type="string">
            <text:p>10m</text:p>
          </table:table-cell>
          <table:table-cell table:formula="of:=VALUE(LEFT([.I43];FIND(&quot;m&quot;;[.I43];1)-1)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37%/50%</text:p>
          </table:table-cell>
          <table:table-cell table:formula="of:=VALUE(LEFT([.D44];FIND(&quot;%&quot;;[.D44];1)))" office:value-type="float" office:value="0.37" calcext:value-type="float">
            <text:p>0.37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44]*60+[.K44]" office:value-type="float" office:value="600" calcext:value-type="float">
            <text:p>600</text:p>
          </table:table-cell>
          <table:table-cell office:value-type="string" calcext:value-type="string">
            <text:p>10m</text:p>
          </table:table-cell>
          <table:table-cell table:formula="of:=VALUE(LEFT([.I44];FIND(&quot;m&quot;;[.I44];1)-1)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45%/50%</text:p>
          </table:table-cell>
          <table:table-cell table:formula="of:=VALUE(LEFT([.D45];FIND(&quot;%&quot;;[.D45];1)))"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45]*60+[.K45]" office:value-type="float" office:value="600" calcext:value-type="float">
            <text:p>600</text:p>
          </table:table-cell>
          <table:table-cell office:value-type="string" calcext:value-type="string">
            <text:p>10m</text:p>
          </table:table-cell>
          <table:table-cell table:formula="of:=VALUE(LEFT([.I45];FIND(&quot;m&quot;;[.I45];1)-1)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36%/50%</text:p>
          </table:table-cell>
          <table:table-cell table:formula="of:=VALUE(LEFT([.D46];FIND(&quot;%&quot;;[.D46];1)))" office:value-type="float" office:value="0.36" calcext:value-type="float">
            <text:p>0.36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46]*60+[.K46]" office:value-type="float" office:value="660" calcext:value-type="float">
            <text:p>660</text:p>
          </table:table-cell>
          <table:table-cell office:value-type="string" calcext:value-type="string">
            <text:p>11m</text:p>
          </table:table-cell>
          <table:table-cell table:formula="of:=VALUE(LEFT([.I46];FIND(&quot;m&quot;;[.I46];1)-1)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39%/50%</text:p>
          </table:table-cell>
          <table:table-cell table:formula="of:=VALUE(LEFT([.D47];FIND(&quot;%&quot;;[.D47];1)))" office:value-type="float" office:value="0.39" calcext:value-type="float">
            <text:p>0.39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47]*60+[.K47]" office:value-type="float" office:value="660" calcext:value-type="float">
            <text:p>660</text:p>
          </table:table-cell>
          <table:table-cell office:value-type="string" calcext:value-type="string">
            <text:p>11m</text:p>
          </table:table-cell>
          <table:table-cell table:formula="of:=VALUE(LEFT([.I47];FIND(&quot;m&quot;;[.I47];1)-1)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19%/50%</text:p>
          </table:table-cell>
          <table:table-cell table:formula="of:=VALUE(LEFT([.D48];FIND(&quot;%&quot;;[.D48];1)))" office:value-type="float" office:value="0.19" calcext:value-type="float">
            <text:p>0.19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48]*60+[.K48]" office:value-type="float" office:value="660" calcext:value-type="float">
            <text:p>660</text:p>
          </table:table-cell>
          <table:table-cell office:value-type="string" calcext:value-type="string">
            <text:p>11m</text:p>
          </table:table-cell>
          <table:table-cell table:formula="of:=VALUE(LEFT([.I48];FIND(&quot;m&quot;;[.I48];1)-1)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0%/50%</text:p>
          </table:table-cell>
          <table:table-cell table:formula="of:=VALUE(LEFT([.D49];FIND(&quot;%&quot;;[.D49];1))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49]*60+[.K49]" office:value-type="float" office:value="660" calcext:value-type="float">
            <text:p>660</text:p>
          </table:table-cell>
          <table:table-cell office:value-type="string" calcext:value-type="string">
            <text:p>11m</text:p>
          </table:table-cell>
          <table:table-cell table:formula="of:=VALUE(LEFT([.I49];FIND(&quot;m&quot;;[.I49];1)-1)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0%/50%</text:p>
          </table:table-cell>
          <table:table-cell table:formula="of:=VALUE(LEFT([.D50];FIND(&quot;%&quot;;[.D50];1))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50]*60+[.K50]" office:value-type="float" office:value="900" calcext:value-type="float">
            <text:p>900</text:p>
          </table:table-cell>
          <table:table-cell office:value-type="string" calcext:value-type="string">
            <text:p>15m</text:p>
          </table:table-cell>
          <table:table-cell table:formula="of:=VALUE(LEFT([.I50];FIND(&quot;m&quot;;[.I50];1)-1)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0%/50%</text:p>
          </table:table-cell>
          <table:table-cell table:formula="of:=VALUE(LEFT([.D51];FIND(&quot;%&quot;;[.D51];1))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formula="of:=[.J51]*60+[.K51]" office:value-type="float" office:value="960" calcext:value-type="float">
            <text:p>960</text:p>
          </table:table-cell>
          <table:table-cell office:value-type="string" calcext:value-type="string">
            <text:p>16m</text:p>
          </table:table-cell>
          <table:table-cell table:formula="of:=VALUE(LEFT([.I51];FIND(&quot;m&quot;;[.I51];1)-1)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0%/50%</text:p>
          </table:table-cell>
          <table:table-cell table:formula="of:=VALUE(LEFT([.D52];FIND(&quot;%&quot;;[.D52];1))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formula="of:=[.J52]*60+[.K52]" office:value-type="float" office:value="960" calcext:value-type="float">
            <text:p>960</text:p>
          </table:table-cell>
          <table:table-cell office:value-type="string" calcext:value-type="string">
            <text:p>16m</text:p>
          </table:table-cell>
          <table:table-cell table:formula="of:=VALUE(LEFT([.I52];FIND(&quot;m&quot;;[.I52];1)-1)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0%/50%</text:p>
          </table:table-cell>
          <table:table-cell table:formula="of:=VALUE(LEFT([.D53];FIND(&quot;%&quot;;[.D53];1))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formula="of:=[.J53]*60+[.K53]" office:value-type="float" office:value="960" calcext:value-type="float">
            <text:p>960</text:p>
          </table:table-cell>
          <table:table-cell office:value-type="string" calcext:value-type="string">
            <text:p>16m</text:p>
          </table:table-cell>
          <table:table-cell table:formula="of:=VALUE(LEFT([.I53];FIND(&quot;m&quot;;[.I53];1)-1)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0%/50%</text:p>
          </table:table-cell>
          <table:table-cell table:formula="of:=VALUE(LEFT([.D54];FIND(&quot;%&quot;;[.D54];1))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J54]*60+[.K54]" office:value-type="float" office:value="960" calcext:value-type="float">
            <text:p>960</text:p>
          </table:table-cell>
          <table:table-cell office:value-type="string" calcext:value-type="string">
            <text:p>16m</text:p>
          </table:table-cell>
          <table:table-cell table:formula="of:=VALUE(LEFT([.I54];FIND(&quot;m&quot;;[.I54];1)-1))"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J56]*60+[.K56]" office:value-type="float" office:value="242" calcext:value-type="float">
            <text:p>2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1.05" calcext:value-type="float">
            <text:p>1.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J57]*60+[.K57]" office:value-type="float" office:value="255" calcext:value-type="float">
            <text:p>2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4"/>
          <table:table-cell office:value-type="float" office:value="1.05" calcext:value-type="float">
            <text:p>1.0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formula="of:=[.J58]*60+[.K58]" office:value-type="float" office:value="270" calcext:value-type="float">
            <text:p>2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1.02" calcext:value-type="float">
            <text:p>1.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formula="of:=[.J59]*60+[.K59]" office:value-type="float" office:value="315" calcext:value-type="float">
            <text:p>3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4"/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formula="of:=[.J60]*60+[.K60]" office:value-type="float" office:value="376" calcext:value-type="float">
            <text:p>37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4"/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formula="of:=[.J61]*60+[.K61]" office:value-type="float" office:value="391" calcext:value-type="float">
            <text:p>39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4"/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formula="of:=[.J62]*60+[.K62]" office:value-type="float" office:value="436" calcext:value-type="float">
            <text:p>43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4"/>
          <table:table-cell office:value-type="float" office:value="0.44" calcext:value-type="float">
            <text:p>0.44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formula="of:=[.J63]*60+[.K63]" office:value-type="float" office:value="496" calcext:value-type="float">
            <text:p>49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4"/>
          <table:table-cell office:value-type="float" office:value="0.44" calcext:value-type="float">
            <text:p>0.44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formula="of:=[.J64]*60+[.K64]" office:value-type="float" office:value="515" calcext:value-type="float">
            <text:p>5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formula="of:=[.J65]*60+[.K65]" office:value-type="float" office:value="556" calcext:value-type="float">
            <text:p>55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formula="of:=[.J66]*60+[.K66]" office:value-type="float" office:value="780" calcext:value-type="float">
            <text:p>780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formula="of:=[.J67]*60+[.K67]" office:value-type="float" office:value="840" calcext:value-type="float">
            <text:p>840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J68]*60+[.K68]" office:value-type="float" office:value="840" calcext:value-type="float">
            <text:p>840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alvo</text:p>
          </table:table-cell>
          <table:table-cell office:value-type="string" calcext:value-type="string">
            <text:p>pods</text:p>
          </table:table-cell>
          <table:table-cell office:value-type="string" calcext:value-type="string">
            <text:p>Tempo(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40" calcext:value-type="float">
            <text:p>8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pt" number:country="BR">R$</number:currency-symbol>
      <number:text> </number:text>
      <number:number number:decimal-places="2" number:min-decimal-places="0" number:decimal-replacement="--" number:min-integer-digits="1" number:grouping="true"/>
    </number:currency-style>
    <number:currency-style style:name="N105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0" number:decimal-replacement="--" number:min-integer-digits="1" number:grouping="true"/>
      <style:map style:condition="value()&gt;=0" style:apply-style-name="N105P0"/>
    </number:currency-style>
    <number:number-style style:name="N106" loext:transliteration-spellout="BRL" number:transliteration-language="en" number:transliteration-country="GB">
      <number:number number:decimal-places="0" number:min-decimal-places="0" number:min-integer-digits="1"/>
    </number:number-style>
    <number:number-style style:name="N107" loext:transliteration-spellout="BRL" number:transliteration-language="en" number:transliteration-country="GB">
      <number:number number:decimal-places="2" number:min-decimal-places="2" number:min-integer-digits="1"/>
    </number:number-style>
    <number:number-style style:name="N108" loext:transliteration-spellout="upper BRL" number:transliteration-language="en" number:transliteration-country="GB">
      <number:number number:decimal-places="0" number:min-decimal-places="0" number:min-integer-digits="1"/>
    </number:number-style>
    <number:number-style style:name="N109" loext:transliteration-spellout="upper BRL" number:transliteration-language="en" number:transliteration-country="GB">
      <number:number number:decimal-places="2" number:min-decimal-places="2" number:min-integer-digits="1"/>
    </number:number-style>
    <number:number-style style:name="N110" loext:transliteration-spellout="cardinal" number:transliteration-language="en" number:transliteration-country="GB">
      <number:number number:decimal-places="0" number:min-decimal-places="0" number:min-integer-digits="1"/>
    </number:number-style>
    <number:number-style style:name="N111" loext:transliteration-spellout="capitalize cardinal" number:transliteration-language="en" number:transliteration-country="GB">
      <number:number number:decimal-places="0" number:min-decimal-places="0" number:min-integer-digits="1"/>
    </number:number-style>
    <number:number-style style:name="N112" loext:transliteration-spellout="upper cardinal" number:transliteration-language="en" number:transliteration-country="GB">
      <number:number number:decimal-places="0" number:min-decimal-places="0" number:min-integer-digits="1"/>
    </number:number-style>
    <number:number-style style:name="N113">
      <number:scientific-number number:decimal-places="2" number:min-decimal-places="2" number:min-integer-digits="1" number:min-exponent-digits="2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22:15:19.988829364</meta:creation-date>
    <dc:date>2024-08-06T00:21:11.403977526</dc:date>
    <meta:editing-duration>PT1H54M11S</meta:editing-duration>
    <meta:editing-cycles>5</meta:editing-cycles>
    <meta:generator>LibreOffice/24.2.4.2$Linux_X86_64 LibreOffice_project/420$Build-2</meta:generator>
    <meta:document-statistic meta:table-count="2" meta:cell-count="664" meta:object-count="0"/>
  </office:meta>
</office:document-meta>
</file>